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3.276cm" fo:padding-top="0.142cm" fo:padding-bottom="0.142cm" fo:padding-left="0.267cm" fo:padding-right="0.267cm" fo:wrap-option="wrap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dc143c" draw:marker-start-width="0.321cm" draw:marker-end-width="0.321cm" draw:fill-color="#ffffff" draw:opacity="0%" draw:opacity-name="" draw:textarea-horizontal-align="justify" draw:textarea-vertical-align="middle" draw:auto-grow-height="false" fo:min-height="16.843cm" fo:min-width="37.548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="Arrow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dc143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style:text-properties fo:font-size="24pt"/>
    </style:style>
    <style:style style:name="P12" style:family="paragraph">
      <loext:graphic-properties draw:fill="none" draw:fill-color="#ffffff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" style:font-name-asian="Liberation Sans" style:font-name-complex="Liberation Sans"/>
    </style:style>
    <style:style style:name="T5" style:family="text">
      <style:text-properties style:text-position="-33% 58%"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81cm" svg:height="2.54cm" svg:x="2.27cm" svg:y="12.419cm">
          <text:p text:style-name="P1">Susceptible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81cm" svg:height="2.54cm" svg:x="1cm" svg:y="1cm">
          <text:p text:style-name="P1">Bir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8.145cm" svg:y="25.13cm">
          <text:p text:style-name="P1">Natural Death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81cm" svg:height="2.54cm" svg:x="8.62cm" svg:y="12.419cm">
          <text:p text:style-name="P1">Exposed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3.81cm" svg:height="2.54cm" svg:x="14.97cm" svg:y="9.879cm">
          <text:p text:style-name="P3"><text:span text:style-name="T1">Asymptomatic Inf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3.81cm" svg:height="2.54cm" svg:x="34.02cm" svg:y="12.419cm">
          <text:p text:style-name="P1">Recovered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81cm" svg:height="2.54cm" svg:x="34.02cm" svg:y="18.769cm">
          <text:p text:style-name="P1">COVID Death</text:p>
          <draw:enhanced-geometry svg:viewBox="0 0 21600 21600" draw:type="rectangle" draw:enhanced-path="M 0 0 L 21600 0 21600 21600 0 21600 0 0 Z N"/>
        </draw:custom-shape>
        <draw:custom-shape draw:style-name="gr1" draw:text-style-name="P6" xml:id="id4" draw:id="id4" draw:layer="layout" svg:width="3.81cm" svg:height="2.54cm" svg:x="14.97cm" svg:y="14.959cm">
          <text:p text:style-name="P5"><text:span text:style-name="T2">Symptomatic Infecte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7" draw:id="id7" draw:layer="layout" svg:width="3.81cm" svg:height="2.54cm" svg:x="21.32cm" svg:y="17.499cm">
          <text:p text:style-name="P5"><text:span text:style-name="T2">Hospitalize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6" draw:id="id6" draw:layer="layout" svg:width="3.81cm" svg:height="2.54cm" svg:x="21.32cm" svg:y="12.419cm">
          <text:p text:style-name="P5"><text:span text:style-name="T2">Quarantine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5" draw:id="id5" draw:layer="layout" svg:width="3.81cm" svg:height="2.54cm" svg:x="21.32cm" svg:y="7.339cm">
          <text:p text:style-name="P5"><text:span text:style-name="T2">Fre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9" draw:id="id9" draw:layer="layout" svg:width="3.81cm" svg:height="2.54cm" svg:x="27.67cm" svg:y="20.039cm">
          <text:p text:style-name="P7"><text:span text:style-name="T3">Critica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8" draw:id="id8" draw:layer="layout" svg:width="3.81cm" svg:height="2.54cm" svg:x="27.67cm" svg:y="14.959cm">
          <text:p text:style-name="P7"><text:span text:style-name="T3">Naive</text:span></text:p>
          <draw:enhanced-geometry svg:viewBox="0 0 21600 21600" draw:type="rectangle" draw:enhanced-path="M 0 0 L 21600 0 21600 21600 0 21600 0 0 Z N"/>
        </draw:custom-shape>
        <draw:connector draw:style-name="gr2" draw:text-style-name="P9" draw:layer="layout" svg:x1="12.43cm" svg:y1="13.689cm" svg:x2="14.97cm" svg:y2="11.149cm" draw:start-shape="id1" draw:start-glue-point="1" draw:end-shape="id2" draw:end-glue-point="3" svg:d="M12430 13689h1270v-2540h1270" svg:viewBox="0 0 2541 2541">
          <text:p/>
        </draw:connector>
        <draw:connector draw:style-name="gr2" draw:text-style-name="P9" draw:layer="layout" draw:type="line" svg:x1="6.08cm" svg:y1="13.689cm" svg:x2="8.62cm" svg:y2="13.689cm" draw:start-shape="id3" draw:start-glue-point="1" draw:end-shape="id1" draw:end-glue-point="3" svg:d="M6080 13689h2540" svg:viewBox="0 0 2541 1">
          <text:p/>
        </draw:connector>
        <draw:connector draw:style-name="gr2" draw:text-style-name="P9" draw:layer="layout" svg:x1="12.43cm" svg:y1="13.689cm" svg:x2="14.97cm" svg:y2="16.229cm" draw:start-shape="id1" draw:start-glue-point="1" draw:end-shape="id4" draw:end-glue-point="3" svg:d="M12430 13689h1270v2540h1270" svg:viewBox="0 0 2541 2541">
          <text:p/>
        </draw:connector>
        <draw:connector draw:style-name="gr2" draw:text-style-name="P9" draw:layer="layout" svg:x1="18.78cm" svg:y1="11.149cm" svg:x2="21.32cm" svg:y2="8.609cm" draw:start-shape="id2" draw:start-glue-point="1" draw:end-shape="id5" draw:end-glue-point="3" svg:d="M18780 11149h1270v-2540h1270" svg:viewBox="0 0 2541 2541">
          <text:p/>
        </draw:connector>
        <draw:connector draw:style-name="gr2" draw:text-style-name="P9" draw:layer="layout" svg:x1="18.78cm" svg:y1="11.149cm" svg:x2="23.225cm" svg:y2="12.419cm" draw:start-shape="id2" draw:start-glue-point="1" draw:end-shape="id6" draw:end-glue-point="0" svg:d="M18780 11149h4445v1270" svg:viewBox="0 0 4446 1271">
          <text:p/>
        </draw:connector>
        <draw:connector draw:style-name="gr2" draw:text-style-name="P9" draw:layer="layout" svg:x1="18.78cm" svg:y1="16.229cm" svg:x2="23.225cm" svg:y2="14.959cm" draw:start-shape="id4" draw:start-glue-point="1" draw:end-shape="id6" draw:end-glue-point="2" svg:d="M18780 16229h4445v-1270" svg:viewBox="0 0 4446 1271">
          <text:p/>
        </draw:connector>
        <draw:connector draw:style-name="gr2" draw:text-style-name="P9" draw:layer="layout" svg:x1="18.78cm" svg:y1="16.229cm" svg:x2="21.32cm" svg:y2="18.769cm" draw:start-shape="id4" draw:start-glue-point="1" draw:end-shape="id7" svg:d="M18780 16229h1270v2540h1270" svg:viewBox="0 0 2541 2541">
          <text:p/>
        </draw:connector>
        <draw:connector draw:style-name="gr2" draw:text-style-name="P9" draw:layer="layout" svg:x1="25.13cm" svg:y1="13.689cm" svg:x2="29.575cm" svg:y2="14.959cm" draw:start-shape="id6" draw:start-glue-point="1" draw:end-shape="id8" draw:end-glue-point="0" svg:d="M25130 13689h4445v1270" svg:viewBox="0 0 4446 1271">
          <text:p/>
        </draw:connector>
        <draw:connector draw:style-name="gr2" draw:text-style-name="P9" draw:layer="layout" svg:x1="25.13cm" svg:y1="18.769cm" svg:x2="27.67cm" svg:y2="16.229cm" draw:start-shape="id7" draw:start-glue-point="1" draw:end-shape="id8" draw:end-glue-point="3" svg:d="M25130 18769h1270v-2540h1270" svg:viewBox="0 0 2541 2541">
          <text:p/>
        </draw:connector>
        <draw:connector draw:style-name="gr2" draw:text-style-name="P9" draw:layer="layout" svg:x1="25.13cm" svg:y1="18.769cm" svg:x2="27.67cm" svg:y2="21.309cm" draw:start-shape="id7" draw:start-glue-point="1" draw:end-shape="id9" draw:end-glue-point="3" svg:d="M25130 18769h1270v2540h1270" svg:viewBox="0 0 2541 2541">
          <text:p/>
        </draw:connector>
        <draw:connector draw:style-name="gr2" draw:text-style-name="P9" draw:layer="layout" svg:x1="31.48cm" svg:y1="21.309cm" svg:x2="34.02cm" svg:y2="20.039cm" draw:start-shape="id9" draw:start-glue-point="1" draw:end-shape="id10" svg:d="M31480 21309h1270v-1270h1270" svg:viewBox="0 0 2541 1271">
          <text:p/>
        </draw:connector>
        <draw:connector draw:style-name="gr2" draw:text-style-name="P9" draw:layer="layout" svg:x1="31.48cm" svg:y1="16.229cm" svg:x2="34.02cm" svg:y2="13.689cm" draw:start-shape="id8" draw:start-glue-point="1" draw:end-shape="id11" draw:end-glue-point="3" svg:d="M31480 16229h1270v-2540h1270" svg:viewBox="0 0 2541 2541">
          <text:p/>
        </draw:connector>
        <draw:connector draw:style-name="gr2" draw:text-style-name="P9" draw:layer="layout" draw:line-skew="0.635cm" svg:x1="29.575cm" svg:y1="20.039cm" svg:x2="35.925cm" svg:y2="14.959cm" draw:start-shape="id9" draw:start-glue-point="0" draw:end-shape="id11" draw:end-glue-point="2" svg:d="M29575 20039v-1905h6350v-3175" svg:viewBox="0 0 6351 5081">
          <text:p/>
        </draw:connector>
        <draw:custom-shape draw:style-name="gr3" draw:text-style-name="P10" xml:id="id12" draw:id="id12" draw:layer="layout" svg:width="38.1cm" svg:height="17.145cm" svg:x="2.27cm" svg:y="6.069cm">
          <text:p/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21.32cm" svg:y1="23.214cm" svg:x2="20.05cm" svg:y2="25.196cm" draw:start-shape="id12" svg:d="M21320 23214v1261h-1270v721" svg:viewBox="0 0 1271 1983">
          <text:p/>
        </draw:connector>
        <draw:frame draw:style-name="gr5" draw:text-style-name="P12" draw:layer="layout" svg:width="0.972cm" svg:height="1.195cm" svg:x="2.905cm" svg:y="3.54cm">
          <draw:text-box>
            <text:p text:style-name="P11"><text:span text:style-name="T4">δ</text:span></text:p>
          </draw:text-box>
        </draw:frame>
        <draw:frame draw:style-name="gr5" draw:text-style-name="P12" draw:layer="layout" svg:width="0.989cm" svg:height="1.195cm" svg:x="6.124cm" svg:y="12.419cm">
          <draw:text-box>
            <text:p text:style-name="P11"><text:span text:style-name="T4">β</text:span></text:p>
          </draw:text-box>
        </draw:frame>
        <draw:connector draw:style-name="gr6" draw:text-style-name="P9" draw:layer="layout" draw:line-skew="-5.247cm" svg:x1="35.925cm" svg:y1="12.419cm" svg:x2="4.175cm" svg:y2="12.419cm" draw:start-shape="id11" draw:start-glue-point="0" draw:end-shape="id3" draw:end-glue-point="0" svg:d="M35925 12419v-5765h-31750v5765" svg:viewBox="0 0 31751 5766">
          <text:p/>
        </draw:connector>
        <draw:connector draw:style-name="gr7" draw:text-style-name="P9" draw:layer="layout" draw:line-skew="-3.17cm -0.752cm" svg:x1="2.905cm" svg:y1="3.54cm" svg:x2="2.27cm" svg:y2="13.689cm" draw:start-shape="id13" draw:start-glue-point="2" draw:end-shape="id3" draw:end-glue-point="3" svg:d="M2905 3540v1270h-1905v8879h1270" svg:viewBox="0 0 1906 10150">
          <text:p/>
        </draw:connector>
        <draw:frame draw:style-name="gr5" draw:text-style-name="P12" draw:layer="layout" svg:width="1.349cm" svg:height="1.399cm" svg:x="12.373cm" svg:y="10.989cm">
          <draw:text-box>
            <text:p text:style-name="P11"><text:span text:style-name="T4">σ</text:span><text:span text:style-name="T5">A</text:span></text:p>
          </draw:text-box>
        </draw:frame>
        <draw:frame draw:style-name="gr5" draw:text-style-name="P12" draw:layer="layout" svg:width="1.349cm" svg:height="1.399cm" svg:x="12.43cm" svg:y="15.095cm">
          <draw:text-box>
            <text:p text:style-name="P11"><text:span text:style-name="T4">σ</text:span><text:span text:style-name="T5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00:15:46.439495050</meta:creation-date>
    <dc:date>2020-07-17T02:01:52.700605435</dc:date>
    <meta:editing-duration>PT25M2S</meta:editing-duration>
    <meta:editing-cycles>3</meta:editing-cycles>
    <meta:generator>LibreOffice/6.4.4.2$Linux_X86_64 LibreOffice_project/40$Build-2</meta:generator>
    <meta:document-statistic meta:object-count="34"/>
  </office:meta>
</office:document-meta>
</file>